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nus" svg:font-family="Tinu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nus" fo:font-size="16pt" officeooo:paragraph-rsid="00038855" style:font-size-asian="16pt" style:font-size-complex="16pt"/>
    </style:style>
    <style:style style:name="P2" style:family="paragraph" style:parent-style-name="Standard">
      <style:text-properties style:font-name="Tinus" officeooo:paragraph-rsid="00038855"/>
    </style:style>
    <style:style style:name="P3" style:family="paragraph" style:parent-style-name="Standard">
      <style:text-properties style:font-name="Tinus" officeooo:rsid="00038855" officeooo:paragraph-rsid="00038855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us É Deus</text:p>
      <text:p text:style-name="P3"/>
      <text:p text:style-name="P3">Intro: C <text:s/>G <text:s/>Am <text:s/>G <text:s/>F <text:s/>C <text:s/>Dm</text:p>
      <text:p text:style-name="P3"/>
      <text:p text:style-name="P3"/>
      <text:p text:style-name="P3">Primeira Parte:</text:p>
      <text:p text:style-name="P3"/>
      <text:section text:style-name="Sect1" text:name="Seção1">
        <text:p text:style-name="P3"><text:s text:c="7"/>C <text:s text:c="13"/>G</text:p>
        <text:p text:style-name="P3">Minha fé não está firmada</text:p>
        <text:p text:style-name="P3"><text:s text:c="12"/>Am</text:p>
        <text:p text:style-name="P3">Nas coisas que podes fazer</text:p>
        <text:p text:style-name="P3"><text:s text:c="9"/>C <text:s text:c="9"/>F <text:s text:c="10"/>G</text:p>
        <text:p text:style-name="P3">Eu aprendi a Te adorar pelo que és</text:p>
        <text:p text:style-name="P3"><text:s text:c="6"/>Dm <text:s text:c="11"/>G</text:p>
        <text:p text:style-name="P3">Dele vêm o sim e o amém</text:p>
        <text:p text:style-name="P3"><text:s text:c="9"/>C <text:s text:c="14"/>Am</text:p>
        <text:p text:style-name="P3">Somente dele e mais ninguém</text:p>
        <text:p text:style-name="P3"><text:s text:c="3"/>F <text:s text:c="7"/>G <text:s text:c="4"/>F</text:p>
        <text:p text:style-name="P3">A Deus seja o louvor</text:p>
        <text:p text:style-name="P3"/>
        <text:p text:style-name="P3">Refrão:</text:p>
        <text:p text:style-name="P3"/>
        <text:p text:style-name="P3"><text:s text:c="11"/>C <text:s text:c="9"/>G</text:p>
        <text:p text:style-name="P3">Se Deus fizer, Ele é Deus</text:p>
        <text:p text:style-name="P3"><text:s text:c="10"/>Am <text:s text:c="8"/>G</text:p>
        <text:p text:style-name="P3">Se não fizer, Ele é Deus</text:p>
        <text:p text:style-name="P3"><text:s text:c="14"/>F <text:s text:c="9"/>C</text:p>
        <text:p text:style-name="P3">Se a porta abrir, Ele é Deus</text:p>
        <text:p text:style-name="P3"><text:s text:c="11"/>Dm <text:s text:c="17"/>G</text:p>
        <text:p text:style-name="P3">Mas se fechar, continua sendo Deus</text:p>
        <text:p text:style-name="P3"/>
        <text:p text:style-name="P3"><text:s text:c="13"/>C <text:s text:c="10"/>G</text:p>
        <text:p text:style-name="P3">Se a doença vier, Ele é Deus</text:p>
        <text:p text:style-name="P3"><text:s text:c="14"/>Am <text:s text:c="8"/>G</text:p>
        <text:p text:style-name="P3">Se curado eu for, Ele é Deus</text:p>
        <text:p text:style-name="P3"><text:s text:c="13"/>F <text:s text:c="11"/>C</text:p>
        <text:p text:style-name="P3">Se tudo der certo, Ele é Deus</text:p>
        <text:p text:style-name="P3"><text:s text:c="12"/>Dm <text:s text:c="17"/>G</text:p>
        <text:p text:style-name="P3">Mas se não der, continua sendo Deus</text:p>
        <text:p text:style-name="P3"/>
        <text:p text:style-name="P3">Segunda Parte:</text:p>
        <text:p text:style-name="P3"/>
        <text:p text:style-name="P3"><text:s text:c="8"/>F <text:s text:c="16"/>C</text:p>
        <text:p text:style-name="P3">Não o adoro pelo que Ele faz</text:p>
        <text:p text:style-name="P3"><text:s text:c="7"/>Dm <text:s text:c="14"/>Am</text:p>
        <text:p text:style-name="P3">Eu o adoro pelo que Ele é</text:p>
        <text:p text:style-name="P3"><text:s text:c="15"/>F</text:p>
        <text:p text:style-name="P3">Haja o que houver</text:p>
        <text:p text:style-name="P3"><text:s/>G <text:s text:c="10"/>F <text:s text:c="2"/>G</text:p>
        <text:p text:style-name="P3">Sempre será Deus</text:p>
        <text:p text:style-name="P3"/>
        <text:p text:style-name="P3"><text:s text:c="8"/>F <text:s text:c="16"/>C</text:p>
        <text:p text:style-name="P3">Não o adoro pelo que Ele faz</text:p>
        <text:p text:style-name="P3"><text:s text:c="7"/>Dm <text:s text:c="14"/>Am</text:p>
        <text:p text:style-name="P3">Eu o adoro pelo que Ele é</text:p>
        <text:p text:style-name="P3"><text:s text:c="15"/>F</text:p>
        <text:p text:style-name="P3">Haja o que houver</text:p>
        <text:p text:style-name="P3"><text:s/>G <text:s text:c="10"/>F <text:s text:c="2"/>G</text:p>
        <text:p text:style-name="P3">Sempre será Deus</text:p>
        <text:p text:style-name="P3"/>
        <text:p text:style-name="P3">Refrão:</text:p>
        <text:p text:style-name="P3"/>
        <text:p text:style-name="P3"><text:s text:c="11"/>C <text:s text:c="9"/>G</text:p>
        <text:p text:style-name="P3">Se Deus fizer, Ele é Deus</text:p>
        <text:p text:style-name="P3"><text:s text:c="10"/>Am <text:s text:c="8"/>G</text:p>
        <text:p text:style-name="P3">Se não fizer, Ele é Deus</text:p>
        <text:p text:style-name="P3"><text:s text:c="14"/>F <text:s text:c="9"/>C</text:p>
        <text:p text:style-name="P3">Se a porta abrir, Ele é Deus</text:p>
        <text:p text:style-name="P3"><text:s text:c="11"/>Dm <text:s text:c="17"/>G</text:p>
        <text:p text:style-name="P3">Mas se fechar, continua sendo Deus</text:p>
        <text:p text:style-name="P3"/>
        <text:p text:style-name="P3"><text:s text:c="13"/>C <text:s text:c="10"/>G</text:p>
        <text:p text:style-name="P3">Se a doença vier, Ele é Deus</text:p>
        <text:p text:style-name="P3"><text:s text:c="14"/>Am <text:s text:c="8"/>G</text:p>
        <text:p text:style-name="P3">Se curado eu for, Ele é Deus</text:p>
        <text:p text:style-name="P3"><text:s text:c="13"/>F <text:s text:c="11"/>C</text:p>
        <text:p text:style-name="P3">Se tudo der certo, Ele é Deus</text:p>
        <text:p text:style-name="P3"><text:s text:c="12"/>Dm <text:s text:c="17"/>G</text:p>
        <text:p text:style-name="P3">Mas se não der, continua sendo Deus</text:p>
        <text:p text:style-name="P3"/>
        <text:p text:style-name="P3">Final:</text:p>
        <text:p text:style-name="P3"/>
        <text:p text:style-name="P3"><text:s/>F</text:p>
        <text:p text:style-name="P3">Deus é Deus</text:p>
        <text:p text:style-name="P3"><text:s/>Am</text:p>
        <text:p text:style-name="P3">Deus é Deus</text:p>
        <text:p text:style-name="P3"><text:s/>F <text:s text:c="9"/>G</text:p>
        <text:p text:style-name="P3">Deus é Deus</text:p>
        <text:p text:style-name="P3"/>
        <text:p text:style-name="P3"><text:s/>F</text:p>
        <text:p text:style-name="P3">Deus é Deus</text:p>
        <text:p text:style-name="P3"><text:s/>Am</text:p>
        <text:p text:style-name="P3">Deus é Deus</text:p>
        <text:p text:style-name="P3"><text:s/>F <text:s text:c="9"/>G</text:p>
        <text:p text:style-name="P3">Deus é Deus</text:p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nus" svg:font-family="Tinu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9:53:25.343162639</meta:creation-date>
    <dc:date>2017-06-27T19:57:20.308455470</dc:date>
    <meta:editing-duration>PT3M55S</meta:editing-duration>
    <meta:editing-cycles>1</meta:editing-cycles>
    <meta:document-statistic meta:table-count="0" meta:image-count="0" meta:object-count="0" meta:page-count="1" meta:paragraph-count="79" meta:word-count="288" meta:character-count="1720" meta:non-whitespace-character-count="847"/>
    <meta:generator>LibreOffice/5.1.6.2$Linux_X86_64 LibreOffice_project/10m0$Build-2</meta:generator>
  </office:meta>
</office:document-meta>
</file>